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a41" officeooo:paragraph-rsid="00108a41"/>
    </style:style>
    <style:style style:name="P2" style:family="paragraph" style:parent-style-name="Standard">
      <style:text-properties officeooo:rsid="00108a41" officeooo:paragraph-rsid="00108a41"/>
    </style:style>
    <style:style style:name="P3" style:family="paragraph" style:parent-style-name="Standard">
      <style:text-properties officeooo:rsid="0011dee6" officeooo:paragraph-rsid="0011dee6"/>
    </style:style>
    <style:style style:name="P4" style:family="paragraph" style:parent-style-name="Standard">
      <style:text-properties officeooo:rsid="00138563" officeooo:paragraph-rsid="001385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is Programming</text:p>
      <text:p text:style-name="P1">computing</text:p>
      <text:p text:style-name="P1">01, 02, 03, 04, ...10, 11</text:p>
      <text:p text:style-name="P1">How count 0, 1</text:p>
      <text:p text:style-name="P1">20,99, 100 </text:p>
      <text:p text:style-name="P1">0, 1, 10, 11, 100, 101, 110, 111</text:p>
      <text:p text:style-name="P1">0, 1, 2, 3, 4, 5, 6,7</text:p>
      <text:p text:style-name="P1"/>
      <text:p text:style-name="P1">000000000 byte</text:p>
      <text:p text:style-name="P1">kbyte 10000000000</text:p>
      <text:p text:style-name="P1">1024</text:p>
      <text:p text:style-name="P1">2^12</text:p>
      <text:p text:style-name="P1">A,B,C,</text:p>
      <text:p text:style-name="P1"/>
      <text:p text:style-name="P1">65 -A, </text:p>
      <text:p text:style-name="P1">65 included !, @#$</text:p>
      <text:p text:style-name="P1">ASCIchart.com</text:p>
      <text:p text:style-name="P1">Uniconde </text:p>
      <text:p text:style-name="P1"/>
      <text:p text:style-name="P1"/>
      <text:p text:style-name="P1"/>
      <text:p text:style-name="P3">Data Structure and Algorithms</text:p>
      <text:p text:style-name="P3"/>
      <text:p text:style-name="P4">Importance data structure and Algo</text:p>
      <text:p text:style-name="P4">Recursion</text:p>
      <text:p text:style-name="P4">Big o notation</text:p>
      <text:p text:style-name="P4">Arrays</text:p>
      <text:p text:style-name="P4">Python List</text:p>
      <text:p text:style-name="P4">Dictionary</text:p>
      <text:p text:style-name="P4">Touple</text:p>
      <text:p text:style-name="P4">Linked List</text:p>
      <text:p text:style-name="P4">Stack</text:p>
      <text:p text:style-name="P4">Que</text:p>
      <text:p text:style-name="P4">Tree- Binay tree</text:p>
      <text:p text:style-name="P4">Avl tree</text:p>
      <text:p text:style-name="P4">Binary Heap </text:p>
      <text:p text:style-name="P4">Hashing</text:p>
      <text:p text:style-name="P4">Sorting Algorithms</text:p>
      <text:p text:style-name="P4">Graph |Algorithms</text:p>
      <text:p text:style-name="P4">Greedy Algorithms</text:p>
      <text:p text:style-name="P4">Devide and Consqure Algoirthms</text:p>
      <text:p text:style-name="P4">Dynamics Programmin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21:49:41.382611849</meta:creation-date>
    <dc:date>2022-01-01T23:56:02.402819000</dc:date>
    <meta:editing-duration>PT24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6" meta:word-count="87" meta:character-count="504" meta:non-whitespace-character-count="449"/>
  </office:meta>
</office:document-meta>
</file>